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Ps/ Functionality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Occupancy_Grid</text:p>
          </table:table-cell>
          <table:table-cell office:value-type="string" calcext:value-type="string">
            <text:p>Plann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rregasA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lu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le_Lane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------</text:p>
          </table:table-cell>
        </table:table-row>
        <table:table-row table:style-name="ro1">
          <table:table-cell office:value-type="string" calcext:value-type="string">
            <text:p>Go Mentu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 Francisco</text:p>
          </table:table-cell>
          <table:table-cell office:value-type="string" calcext:value-type="string">
            <text:p>FALHA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---------------</text:p>
          </table:table-cell>
        </table:table-row>
        <table:table-row table:style-name="ro1">
          <table:table-cell office:value-type="string" calcext:value-type="string">
            <text:p>AutonomousStuf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eTow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4:10:15.1236150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5:57:33.197615717</meta:creation-date>
    <dc:date>2021-08-10T16:12:23.122736620</dc:date>
    <meta:editing-duration>PT1H31M42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